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6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366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_20_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5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5"/>
          <table:table-cell table:style-name="ce6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5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5"/>
          <table:covered-table-cell table:number-columns-repeated="2" table:style-name="ce5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5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5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38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38"/>
          <table:table-cell table:number-columns-repeated="2" table:style-name="ce26" office:value-type="date" office:date-value="2026-05-01" calcext:value-type="date">
            <text:p>05/01/26</text:p>
          </table:table-cell>
          <table:table-cell table:style-name="ce38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38"/>
          <table:table-cell table:style-name="ce38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38"/>
          <table:table-cell table:style-name="ce38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38"/>
          <table:table-cell table:style-name="ce38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38"/>
          <table:table-cell table:style-name="ce38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6-04-25" calcext:value-type="date">
            <text:p>04/25/26</text:p>
          </table:table-cell>
          <table:table-cell table:style-name="ce12" office:value-type="string" calcext:value-type="string">
            <text:p>Cleaning</text:p>
          </table:table-cell>
          <table:table-cell table:style-name="ce35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5"/>
          <table:table-cell table:style-name="ce12" office:value-type="string" calcext:value-type="string">
            <text:p>--</text:p>
          </table:table-cell>
          <table:table-cell table:style-name="ce6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3"/>
          <table:table-cell table:style-name="ce34" table:number-columns-spanned="5" table:number-rows-spanned="1"/>
          <table:covered-table-cell table:number-columns-repeated="4" table:style-name="ce34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2"/>
          <table:table-cell table:style-name="ce35" table:number-columns-spanned="5" table:number-rows-spanned="1"/>
          <table:covered-table-cell table:number-columns-repeated="4" table:style-name="ce35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7" office:value-type="string" calcext:value-type="string">
            <text:p>Total</text:p>
          </table:table-cell>
          <table:table-cell table:style-name="ce65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66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8T23:47:11.687356503</dc:date>
    <meta:editing-cycles>57</meta:editing-cycles>
    <meta:editing-duration>PT1H50M47S</meta:editing-duration>
    <meta:generator>LibreOffice/7.4.7.2$Linux_AARCH64 LibreOffice_project/40$Build-2</meta:generator>
    <meta:document-statistic meta:table-count="1" meta:cell-count="31" meta:object-count="1"/>
  </office:meta>
</office:document-meta>
</file>